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Monospace" svg:font-family="Monospace" style:font-family-generic="roman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paragraph-rsid="00144605"/>
    </style:style>
    <style:style style:name="P2" style:family="paragraph" style:parent-style-name="Standard">
      <style:text-properties officeooo:paragraph-rsid="00182402"/>
    </style:style>
    <style:style style:name="P3" style:family="paragraph" style:parent-style-name="Standard">
      <style:text-properties fo:font-size="15pt" officeooo:paragraph-rsid="00144605" style:font-size-asian="15pt" style:font-size-complex="15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a23db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7" style:family="paragraph" style:parent-style-name="Text_20_body">
      <style:text-properties officeooo:paragraph-rsid="00144605"/>
    </style:style>
    <style:style style:name="P8" style:family="paragraph" style:parent-style-name="Text_20_body">
      <style:text-properties fo:font-size="12pt" officeooo:paragraph-rsid="00144605" style:font-size-asian="12pt" style:font-size-complex="12pt"/>
    </style:style>
    <style:style style:name="P9" style:family="paragraph" style:parent-style-name="Text_20_body">
      <style:text-properties fo:font-size="15pt" officeooo:paragraph-rsid="00144605" style:font-size-asian="15pt" style:font-size-complex="15pt"/>
    </style:style>
    <style:style style:name="P10" style:family="paragraph" style:parent-style-name="Heading_20_1">
      <style:text-properties fo:font-size="16pt" officeooo:paragraph-rsid="00144605" style:font-size-asian="16pt" style:font-size-complex="16pt"/>
    </style:style>
    <style:style style:name="P11" style:family="paragraph" style:parent-style-name="Heading_20_1">
      <style:text-properties officeooo:paragraph-rsid="00144605"/>
    </style:style>
    <style:style style:name="P12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officeooo:rsid="001374e4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374e4" style:font-size-asian="16pt" style:font-size-complex="16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374e4" style:font-size-asian="12pt" style:font-size-complex="12pt"/>
    </style:style>
    <style:style style:name="T6" style:family="text">
      <style:text-properties fo:color="#7f0055" style:font-name="Monospace" fo:font-size="10pt" fo:font-weight="bold" style:font-size-asian="10pt" style:font-weight-asian="bold"/>
    </style:style>
    <style:style style:name="T7" style:family="text">
      <style:text-properties fo:color="#7f0055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8" style:family="text">
      <style:text-properties fo:color="#000000" style:font-name="Monospace" fo:font-size="10pt" style:font-size-asian="10pt"/>
    </style:style>
    <style:style style:name="T9" style:family="text">
      <style:text-properties fo:color="#000000" style:font-name="Monospace" fo:font-size="10pt" fo:font-weight="bold" style:font-size-asian="10pt" style:font-weight-asian="bold"/>
    </style:style>
    <style:style style:name="T10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1" style:family="text">
      <style:text-properties fo:color="#2a00ff" style:font-name="Monospace" fo:font-size="10pt" style:font-size-asian="10pt"/>
    </style:style>
    <style:style style:name="T12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13" style:family="text">
      <style:text-properties fo:color="#3f7f5f" style:font-name="Monospace" fo:font-size="10pt" style:font-size-asian="10pt"/>
    </style:style>
    <style:style style:name="T14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5" style:family="text">
      <style:text-properties fo:color="#0000c0" style:font-name="Monospace" fo:font-size="10pt" fo:font-style="italic" style:font-size-asian="10pt" style:font-style-asian="italic"/>
    </style:style>
    <style:style style:name="T16" style:family="text">
      <style:text-properties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4">For-each loops </text:span><text:span text:style-name="T5">(</text:span><text:span text:style-name="Strong_20_Emphasis"><text:span text:style-name="T4">range-based for</text:span></text:span><text:span text:style-name="T4"> loop</text:span><text:span text:style-name="T5">)</text:span></text:h>
      <text:p text:style-name="Preformatted_20_Text">for (element_declaration : array)</text:p>
      <text:p text:style-name="P12"><text:s text:c="3"/>statement;</text:p>
      <text:p text:style-name="P1">Note that variable element_declaration is not an array index. It’s assigned the value of the the array element for the current loop iteration.</text:p>
      <text:p text:style-name="P7"><text:span text:style-name="Strong_20_Emphasis">For each loops and the auto keyword</text:span></text:p>
      <text:p text:style-name="Text_20_body">Because element_declaration should have the same type as the array elements, this is an ideal case in which to use the auto keyword, and let C++ deduce the type of the array elements for us.</text:p>
      <text:p text:style-name="P1"><text:span text:style-name="T6">#include</text:span><text:span text:style-name="T8"> </text:span><text:span text:style-name="T11">&lt;iostream&gt;</text:span></text:p>
      <text:p text:style-name="P4"><text:span text:style-name="T8"><text:s/></text:span></text:p>
      <text:p text:style-name="P4"><text:span text:style-name="T6">int</text:span><text:span text:style-name="T8"> </text:span><text:span text:style-name="T9">main</text:span><text:span text:style-name="T8">()</text:span></text:p>
      <text:p text:style-name="P4"><text:span text:style-name="T8">{</text:span></text:p>
      <text:p text:style-name="P4"><text:span text:style-name="T8"><text:s text:c="4"/></text:span><text:span text:style-name="T6">int</text:span><text:span text:style-name="T8"> fibonacci[] = { 0, 1, 1, 2, 3, 5, 8, 13, 21, 34, 55, 89 };</text:span></text:p>
      <text:p text:style-name="P4"><text:span text:style-name="T8"><text:s text:c="4"/></text:span><text:span text:style-name="T6">for</text:span><text:span text:style-name="T8"> (</text:span><text:span text:style-name="T6">auto</text:span><text:span text:style-name="T8"> number : fibonacci) </text:span><text:span text:style-name="T13">// type is auto, so number has its type <text:s text:c="8"/>deduced from the </text:span><text:span text:style-name="T14">fibonacci</text:span><text:span text:style-name="T13"> array</text:span></text:p>
      <text:p text:style-name="P4"><text:span text:style-name="T8"><text:s text:c="7"/>std::cout &lt;&lt; number &lt;&lt; </text:span><text:span text:style-name="T11">' '</text:span><text:span text:style-name="T8">;</text:span></text:p>
      <text:p text:style-name="P4"><text:span text:style-name="T8"><text:s/></text:span></text:p>
      <text:p text:style-name="P4"><text:span text:style-name="T8"><text:s text:c="4"/></text:span><text:span text:style-name="T6">return</text:span><text:span text:style-name="T8"> 0;</text:span></text:p>
      <text:p text:style-name="P4"><text:span text:style-name="T8">}</text:span></text:p>
      <text:p text:style-name="P1"><text:span text:style-name="Strong_20_Emphasis">For-each loops and references</text:span></text:p>
      <text:p text:style-name="P1"><text:span text:style-name="Strong_20_Emphasis"/></text:p>
      <text:p text:style-name="P1"><text:span text:style-name="T6">int</text:span><text:span text:style-name="T8"> array[5] = { 9, 7, 5, 3, 1 };</text:span></text:p>
      <text:p text:style-name="P4"><text:span text:style-name="T8"><text:s text:c="6"/></text:span><text:span text:style-name="T6">for</text:span><text:span text:style-name="T8"> (</text:span><text:span text:style-name="T6">auto</text:span><text:span text:style-name="T8"> element: array) </text:span><text:span text:style-name="T13">// element will be a copy of the current array element</text:span></text:p>
      <text:p text:style-name="P4"><text:span text:style-name="T8"><text:s text:c="10"/>std::cout &lt;&lt; element &lt;&lt; </text:span><text:span text:style-name="T11">' '</text:span><text:span text:style-name="T8">;</text:span></text:p>
      <text:p text:style-name="P4"><text:span text:style-name="T8"/></text:p>
      <text:p text:style-name="P1">we can use references for this:</text:p>
      <text:p text:style-name="P2"><text:span text:style-name="T8"><text:s/></text:span></text:p>
      <text:p text:style-name="P2"><text:span text:style-name="T6">int</text:span><text:span text:style-name="T8"> array[5] = { 9, 7, 5, 3, 1 };</text:span></text:p>
      <text:p text:style-name="P4"><text:span text:style-name="T8"><text:s text:c="7"/></text:span><text:span text:style-name="T6">for</text:span><text:span text:style-name="T8"> (</text:span><text:span text:style-name="T6">auto</text:span><text:span text:style-name="T8"> &amp;element: array) </text:span><text:span text:style-name="T13">// The ampersand makes element a reference to the actual array element, preventing a copy from being made</text:span></text:p>
      <text:p text:style-name="P4"><text:span text:style-name="T8"><text:s text:c="11"/>std::cout &lt;&lt; element &lt;&lt; </text:span><text:span text:style-name="T11">' '</text:span><text:span text:style-name="T8">;</text:span></text:p>
      <text:p text:style-name="P1"/>
      <text:p text:style-name="P7"><text:span text:style-name="Strong_20_Emphasis">For-each doesn’t work with pointers to an array</text:span></text:p>
      <text:p text:style-name="Text_20_body">In order to iterate through the array, for-each needs to know how big the array is, which means knowing the array size. Because arrays that have decayed into a pointer do not know their size, for-each loops will not work with them!</text:p>
      <text:p text:style-name="P1"><text:span text:style-name="T6">#include</text:span><text:span text:style-name="T8"> </text:span><text:span text:style-name="T11">&lt;iostream&gt;</text:span></text:p>
      <text:p text:style-name="P4"><text:span text:style-name="T8"><text:s/></text:span></text:p>
      <text:p text:style-name="P4"><text:span text:style-name="T6">int</text:span><text:span text:style-name="T8"> </text:span><text:span text:style-name="T9">sumArray</text:span><text:span text:style-name="T8">(</text:span><text:span text:style-name="T6">int</text:span><text:span text:style-name="T8"> array[])</text:span></text:p>
      <text:p text:style-name="P4"><text:span text:style-name="T8">{</text:span></text:p>
      <text:p text:style-name="P4"><text:span text:style-name="T8"><text:s text:c="4"/></text:span><text:span text:style-name="T6">int</text:span><text:span text:style-name="T8"> sum = 0;</text:span></text:p>
      <text:p text:style-name="P4"><text:span text:style-name="T8"><text:s text:c="4"/></text:span><text:span text:style-name="T6">for</text:span><text:span text:style-name="T8"> (</text:span><text:span text:style-name="T6">const</text:span><text:span text:style-name="T8"> </text:span><text:span text:style-name="T6">auto</text:span><text:span text:style-name="T8"> &amp;number : </text:span><text:span text:style-name="T10">array</text:span><text:span text:style-name="T8">) </text:span><text:span text:style-name="T13">// compile error, the size of array isn't known</text:span></text:p>
      <text:p text:style-name="P4"><text:span text:style-name="T8"><text:s text:c="8"/>sum += number;</text:span></text:p>
      <text:p text:style-name="P4"><text:span text:style-name="T8"><text:s text:c="5"/></text:span><text:span text:style-name="T6">return</text:span><text:span text:style-name="T8"> sum; <text:s text:c="2"/></text:span></text:p>
      <text:p text:style-name="P4"><text:span text:style-name="T8">}</text:span></text:p>
      <text:p text:style-name="P4"><text:span text:style-name="T8"><text:s/></text:span><text:span text:style-name="T6">int</text:span><text:span text:style-name="T8"> </text:span><text:span text:style-name="T9">main</text:span><text:span text:style-name="T8">()</text:span></text:p>
      <text:p text:style-name="P4"><text:span text:style-name="T8">{</text:span></text:p>
      <text:p text:style-name="P4"><text:span text:style-name="T8"><text:s text:c="5"/></text:span><text:span text:style-name="T6">int</text:span><text:span text:style-name="T8"> array[5] = { 9, 7, 5, 3, 1 };</text:span></text:p>
      <text:p text:style-name="P4"><text:span text:style-name="T8"><text:s text:c="5"/>std::cout &lt;&lt; sumArray(array);</text:span></text:p>
      <text:p text:style-name="P5"><text:span text:style-name="T8"><text:s text:c="5"/></text:span><text:span text:style-name="T6">return</text:span><text:span text:style-name="T8"> 0;</text:span></text:p>
      <text:p text:style-name="P5"><text:span text:style-name="T8">}</text:span></text:p>
      <text:h text:style-name="P10" text:outline-level="1"><text:soft-page-break/>Void pointers</text:h>
      <text:p text:style-name="P8">A void pointer can point to objects of any data type:</text:p>
      <text:p text:style-name="P1"/>
      <text:p text:style-name="P1"><text:span text:style-name="T6">#include</text:span><text:span text:style-name="T8"> </text:span><text:span text:style-name="T11">&lt;iostream&gt;</text:span></text:p>
      <text:p text:style-name="P6"/>
      <text:p text:style-name="P4"><text:span text:style-name="T6">enum</text:span><text:span text:style-name="T8"> Type</text:span></text:p>
      <text:p text:style-name="P4"><text:span text:style-name="T8">{</text:span></text:p>
      <text:p text:style-name="P4"><text:span text:style-name="T8"><text:s text:c="4"/></text:span><text:span text:style-name="T15">INT</text:span><text:span text:style-name="T8">,</text:span></text:p>
      <text:p text:style-name="P4"><text:span text:style-name="T8"><text:s text:c="4"/></text:span><text:span text:style-name="T15">FLOAT</text:span><text:span text:style-name="T8">,</text:span></text:p>
      <text:p text:style-name="P4"><text:span text:style-name="T8"><text:s text:c="4"/></text:span><text:span text:style-name="T15">CSTRING</text:span><text:span text:style-name="T8">,</text:span></text:p>
      <text:p text:style-name="P4"><text:span text:style-name="T8">};</text:span></text:p>
      <text:p text:style-name="P6"/>
      <text:p text:style-name="P4"><text:span text:style-name="T6">void</text:span><text:span text:style-name="T8"> </text:span><text:span text:style-name="T9">printValue</text:span><text:span text:style-name="T8">(</text:span><text:span text:style-name="T6">void</text:span><text:span text:style-name="T8"> *ptr, Type type)</text:span></text:p>
      <text:p text:style-name="P4"><text:span text:style-name="T8">{</text:span></text:p>
      <text:p text:style-name="P4"><text:span text:style-name="T8"><text:s text:c="4"/></text:span><text:span text:style-name="T6">switch</text:span><text:span text:style-name="T8"> (type)</text:span></text:p>
      <text:p text:style-name="P4"><text:span text:style-name="T8"><text:s text:c="4"/>{</text:span></text:p>
      <text:p text:style-name="P4"><text:span text:style-name="T8"><text:s text:c="8"/></text:span><text:span text:style-name="T6">case</text:span><text:span text:style-name="T8"> </text:span><text:span text:style-name="T15">INT</text:span><text:span text:style-name="T8">:</text:span></text:p>
      <text:p text:style-name="P4"><text:span text:style-name="T8"><text:s text:c="12"/>std::cout &lt;&lt; *</text:span><text:span text:style-name="T6">static_cast</text:span><text:span text:style-name="T8">&lt;</text:span><text:span text:style-name="T6">int</text:span><text:span text:style-name="T8">*&gt;(ptr) &lt;&lt; </text:span><text:span text:style-name="T11">'\n'</text:span><text:span text:style-name="T8">; </text:span><text:span text:style-name="T13">// cast to </text:span><text:span text:style-name="T14">int</text:span><text:span text:style-name="T13"> pointer and dereference</text:span></text:p>
      <text:p text:style-name="P4"><text:span text:style-name="T8"><text:s text:c="12"/></text:span><text:span text:style-name="T6">break</text:span><text:span text:style-name="T8">;</text:span></text:p>
      <text:p text:style-name="P4"><text:span text:style-name="T8"><text:s text:c="8"/></text:span><text:span text:style-name="T6">case</text:span><text:span text:style-name="T8"> </text:span><text:span text:style-name="T15">FLOAT</text:span><text:span text:style-name="T8">:</text:span></text:p>
      <text:p text:style-name="P4"><text:span text:style-name="T8"><text:s text:c="12"/>std::cout &lt;&lt; *</text:span><text:span text:style-name="T6">static_cast</text:span><text:span text:style-name="T8">&lt;</text:span><text:span text:style-name="T6">float</text:span><text:span text:style-name="T8">*&gt;(ptr) &lt;&lt; </text:span><text:span text:style-name="T11">'\n'</text:span><text:span text:style-name="T8">; </text:span><text:span text:style-name="T13">// cast to float pointer and dereference</text:span></text:p>
      <text:p text:style-name="P4"><text:span text:style-name="T8"><text:s text:c="12"/></text:span><text:span text:style-name="T6">break</text:span><text:span text:style-name="T8">;</text:span></text:p>
      <text:p text:style-name="P4"><text:span text:style-name="T8"><text:s text:c="8"/></text:span><text:span text:style-name="T6">case</text:span><text:span text:style-name="T8"> </text:span><text:span text:style-name="T15">CSTRING</text:span><text:span text:style-name="T8">:</text:span></text:p>
      <text:p text:style-name="P4"><text:span text:style-name="T8"><text:s text:c="12"/>std::cout &lt;&lt; </text:span><text:span text:style-name="T6">static_cast</text:span><text:span text:style-name="T8">&lt;</text:span><text:span text:style-name="T6">char</text:span><text:span text:style-name="T8">*&gt;(ptr) &lt;&lt; </text:span><text:span text:style-name="T11">'\n'</text:span><text:span text:style-name="T8">; </text:span><text:span text:style-name="T13">// cast to char pointer and dereference</text:span></text:p>
      <text:p text:style-name="P4"><text:span text:style-name="T8"><text:s text:c="12"/></text:span><text:span text:style-name="T6">break</text:span><text:span text:style-name="T8">;</text:span></text:p>
      <text:p text:style-name="P4"><text:span text:style-name="T8"><text:s text:c="4"/>}</text:span></text:p>
      <text:p text:style-name="P4"><text:span text:style-name="T8">}</text:span></text:p>
      <text:p text:style-name="P6"/>
      <text:p text:style-name="P4"><text:span text:style-name="T6">int</text:span><text:span text:style-name="T8"> </text:span><text:span text:style-name="T9">main</text:span><text:span text:style-name="T8">()</text:span></text:p>
      <text:p text:style-name="P4"><text:span text:style-name="T8">{</text:span></text:p>
      <text:p text:style-name="P4"><text:span text:style-name="T8"><text:s text:c="4"/></text:span><text:span text:style-name="T6">int</text:span><text:span text:style-name="T8"> nValue = 5;</text:span></text:p>
      <text:p text:style-name="P4"><text:span text:style-name="T8"><text:s text:c="4"/></text:span><text:span text:style-name="T6">float</text:span><text:span text:style-name="T8"> fValue = 7.5;</text:span></text:p>
      <text:p text:style-name="P4"><text:span text:style-name="T8"><text:s text:c="4"/></text:span><text:span text:style-name="T6">char</text:span><text:span text:style-name="T8"> szValue[] = </text:span><text:span text:style-name="T11">"</text:span><text:span text:style-name="T12">Mollie</text:span><text:span text:style-name="T11">"</text:span><text:span text:style-name="T8">;</text:span></text:p>
      <text:p text:style-name="P6"/>
      <text:p text:style-name="P4"><text:span text:style-name="T8"><text:s text:c="4"/>printValue(&amp;nValue, </text:span><text:span text:style-name="T15">INT</text:span><text:span text:style-name="T8">);</text:span></text:p>
      <text:p text:style-name="P4"><text:span text:style-name="T8"><text:s text:c="4"/>printValue(&amp;fValue, </text:span><text:span text:style-name="T15">FLOAT</text:span><text:span text:style-name="T8">);</text:span></text:p>
      <text:p text:style-name="P4"><text:span text:style-name="T8"><text:s text:c="4"/>printValue(szValue, </text:span><text:span text:style-name="T15">CSTRING</text:span><text:span text:style-name="T8">);</text:span></text:p>
      <text:p text:style-name="P6"/>
      <text:p text:style-name="P4"><text:span text:style-name="T8"><text:s text:c="4"/></text:span><text:span text:style-name="T6">return</text:span><text:span text:style-name="T8"> 0;</text:span></text:p>
      <text:p text:style-name="P4"><text:span text:style-name="T8">}</text:span></text:p>
      <text:p text:style-name="P1"/>
      <text:p text:style-name="P1"/>
      <text:p text:style-name="P1"/>
      <text:h text:style-name="P11" text:outline-level="1"><text:span text:style-name="T16">Pointers to pointers</text:span></text:h>
      <text:p text:style-name="P3"><text:span text:style-name="T6">int</text:span><text:span text:style-name="T8"> value = 5;</text:span></text:p>
      <text:p text:style-name="P4"><text:span text:style-name="T8"><text:s/></text:span></text:p>
      <text:p text:style-name="P4"><text:span text:style-name="T6">int</text:span><text:span text:style-name="T8"> *ptr = &amp;value;</text:span></text:p>
      <text:p text:style-name="P4"><text:span text:style-name="T10">std::cout &lt;&lt; *ptr;</text:span><text:span text:style-name="T8"> </text:span><text:span text:style-name="T13">// dereference pointer to </text:span><text:span text:style-name="T14">int</text:span><text:span text:style-name="T13"> to get </text:span><text:span text:style-name="T14">int</text:span><text:span text:style-name="T13"> value</text:span></text:p>
      <text:p text:style-name="P4"><text:span text:style-name="T8"><text:s/></text:span></text:p>
      <text:p text:style-name="P4"><text:span text:style-name="T6">int</text:span><text:span text:style-name="T8"> **ptrptr = &amp;ptr;</text:span></text:p>
      <text:p text:style-name="P4"><text:span text:style-name="T10">std::cout &lt;&lt; **ptrptr;</text:span><text:span text:style-name="T8"> </text:span><text:span text:style-name="T13">// first dereference to get pointer to </text:span><text:span text:style-name="T14">int</text:span><text:span text:style-name="T13">, second dereference to get </text:span><text:span text:style-name="T14">int</text:span><text:span text:style-name="T13"> value **</text:span><text:span text:style-name="T14">ptrptr</text:span><text:span text:style-name="T13">; // first dereference to get pointer to </text:span><text:span text:style-name="T14">int</text:span><text:span text:style-name="T13">, second dereference to get </text:span><text:span text:style-name="T14">int</text:span><text:span text:style-name="T13"> value</text:span></text:p>
      <text:p text:style-name="P9"/>
      <text:p text:style-name="P1"><text:soft-page-break/></text:p>
      <text:p text:style-name="P1"/>
      <text:p text:style-name="P1"><text:span text:style-name="Strong_20_Emphasis">Two-dimensional dynamically allocated arrays</text:span></text:p>
      <text:p text:style-name="P1"/>
      <text:p text:style-name="P1"><text:span text:style-name="T6">int</text:span><text:span text:style-name="T8"> **array = </text:span><text:span text:style-name="T6">new</text:span><text:span text:style-name="T8"> </text:span><text:span text:style-name="T6">int</text:span><text:span text:style-name="T8">[10][5]; </text:span><text:span text:style-name="T13">// won’t work!</text:span></text:p>
      <text:p text:style-name="P1"/>
      <text:p text:style-name="P1"><text:span text:style-name="T6">int</text:span><text:span text:style-name="T8"> **array = </text:span><text:span text:style-name="T6">new</text:span><text:span text:style-name="T8"> </text:span><text:span text:style-name="T6">int</text:span><text:span text:style-name="T8">*[10]; </text:span><text:span text:style-name="T13">// allocate an array of 10 </text:span><text:span text:style-name="T14">int</text:span><text:span text:style-name="T13"> pointers — these are our rows</text:span></text:p>
      <text:p text:style-name="P4"><text:span text:style-name="T7">for</text:span><text:span text:style-name="T10"> (</text:span><text:span text:style-name="T7">int</text:span><text:span text:style-name="T10"> count = 0;</text:span><text:span text:style-name="T8"> </text:span><text:span text:style-name="T10">count &lt; 10;</text:span><text:span text:style-name="T8"> </text:span><text:span text:style-name="T10">++count)</text:span></text:p>
      <text:p text:style-name="P4"><text:span text:style-name="T10">array[count] = </text:span><text:span text:style-name="T7">new</text:span><text:span text:style-name="T10"> </text:span><text:span text:style-name="T7">int</text:span><text:span text:style-name="T10">[5];</text:span><text:span text:style-name="T8"> </text:span><text:span text:style-name="T13">// these are our column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Monospace" svg:font-family="Monospace" style:font-family-generic="roman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Lohit Marathi" style:font-family-complex="'Lohit Marath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1:00:57.567897545</meta:creation-date>
    <dc:date>2016-04-25T14:43:26.746969786</dc:date>
    <meta:editing-duration>PT3H41M30S</meta:editing-duration>
    <meta:editing-cycles>15</meta:editing-cycles>
    <meta:generator>LibreOffice/4.2.8.2$Linux_X86_64 LibreOffice_project/420m0$Build-2</meta:generator>
    <meta:document-statistic meta:table-count="0" meta:image-count="0" meta:object-count="0" meta:page-count="3" meta:paragraph-count="89" meta:word-count="512" meta:character-count="3089" meta:non-whitespace-character-count="2401"/>
  </office:meta>
</office:document-meta>
</file>